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color="#7f8c8d" loext:opacity="100%" officeooo:paragraph-rsid="000ab562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08da39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weight="normal" officeooo:paragraph-rsid="0008da39" style:font-weight-asian="normal" style:font-weight-complex="normal"/>
    </style:style>
    <style:style style:name="P5" style:family="paragraph" style:parent-style-name="Text_20_body">
      <style:paragraph-properties fo:line-height="115%" fo:text-align="start" style:justify-single-word="false"/>
      <style:text-properties officeooo:rsid="000ebaf4" officeooo:paragraph-rsid="000ebaf4"/>
    </style:style>
    <style:style style:name="P6" style:family="paragraph" style:parent-style-name="Heading_20_1">
      <style:paragraph-properties fo:line-height="115%" fo:text-align="center" style:justify-single-word="false"/>
      <style:text-properties officeooo:paragraph-rsid="000ebaf4"/>
    </style:style>
    <style:style style:name="P7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weight="normal" officeooo:paragraph-rsid="0008da39" style:font-weight-asian="normal" style:font-weight-complex="normal"/>
    </style:style>
    <style:style style:name="P8" style:family="paragraph" style:parent-style-name="Text_20_body" style:list-style-name="L5">
      <style:paragraph-properties fo:line-height="115%" fo:text-align="start" style:justify-single-word="false"/>
      <style:text-properties officeooo:paragraph-rsid="0015142a"/>
    </style:style>
    <style:style style:name="P9" style:family="paragraph" style:parent-style-name="Text_20_body" style:list-style-name="L1">
      <style:paragraph-properties fo:line-height="115%" fo:text-align="start" style:justify-single-word="false"/>
      <style:text-properties officeooo:rsid="0008da39" officeooo:paragraph-rsid="0008da39"/>
    </style:style>
    <style:style style:name="P10" style:family="paragraph" style:parent-style-name="Text_20_body" style:list-style-name="L2">
      <style:paragraph-properties fo:line-height="115%" fo:text-align="start" style:justify-single-word="false"/>
      <style:text-properties officeooo:rsid="000ab562" officeooo:paragraph-rsid="000ebaf4"/>
    </style:style>
    <style:style style:name="P11" style:family="paragraph" style:parent-style-name="Text_20_body" style:list-style-name="L3">
      <style:paragraph-properties fo:line-height="115%" fo:text-align="start" style:justify-single-word="false"/>
      <style:text-properties officeooo:rsid="000ebaf4" officeooo:paragraph-rsid="000ebaf4"/>
    </style:style>
    <style:style style:name="P12" style:family="paragraph" style:parent-style-name="Text_20_body">
      <style:paragraph-properties fo:line-height="115%" fo:text-align="start" style:justify-single-word="false"/>
      <style:text-properties officeooo:rsid="000ebaf4" officeooo:paragraph-rsid="000ebaf4"/>
    </style:style>
    <style:style style:name="P13" style:family="paragraph" style:parent-style-name="Text_20_body" style:list-style-name="L4">
      <style:paragraph-properties fo:line-height="115%" fo:text-align="start" style:justify-single-word="false"/>
      <style:text-properties officeooo:rsid="0015142a" officeooo:paragraph-rsid="0015142a"/>
    </style:style>
    <style:style style:name="P14" style:family="paragraph" style:parent-style-name="Text_20_body">
      <style:paragraph-properties fo:line-height="115%" fo:text-align="start" style:justify-single-word="false"/>
      <style:text-properties officeooo:rsid="0015142a" officeooo:paragraph-rsid="0015142a"/>
    </style:style>
    <style:style style:name="T1" style:family="text">
      <style:text-properties officeooo:rsid="0008da39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times new roman" fo:font-weight="normal" style:font-weight-asian="normal" style:font-weight-complex="normal"/>
    </style:style>
    <style:style style:name="T4" style:family="text">
      <style:text-properties officeooo:rsid="001514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Rotosc<text:span text:style-name="T1">o</text:span>pe project </text:h>
      <text:list text:style-name="L1">
        <text:list-item>
          <text:p text:style-name="P9">General rotation code rev_1</text:p>
        </text:list-item>
      </text:list>
      <text:p text:style-name="P4">#define dirPin 9</text:p>
      <text:p text:style-name="P4">#define stepPin 6</text:p>
      <text:p text:style-name="P4"/>
      <text:p text:style-name="P4">void setup() {</text:p>
      <text:p text:style-name="P4">// put your setup code here, to run once:</text:p>
      <text:p text:style-name="P4">  Serial.begin(9600);</text:p>
      <text:p text:style-name="P4">  pinMode(stepPin,OUTPUT);</text:p>
      <text:p text:style-name="P4">  pinMode(dirPin,OUTPUT);</text:p>
      <text:p text:style-name="P4">  digitalWrite(dirPin, LOW);</text:p>
      <text:p text:style-name="P4">  Serial.println("initialize..."</text:p>
      <text:p text:style-name="P4"/>
      <text:p text:style-name="P4">}</text:p>
      <text:p text:style-name="P4"/>
      <text:p text:style-name="P4">void loop() {</text:p>
      <text:p text:style-name="P4">  // put your main code here, to run repeatedly:</text:p>
      <text:p text:style-name="P4">  Serial.println("working...");</text:p>
      <text:p text:style-name="P4">  digitalWrite(stepPin, HIGH);</text:p>
      <text:p text:style-name="P4">  delayMicroseconds(50);</text:p>
      <text:p text:style-name="P4">  digitalWrite(stepPin, LOW);</text:p>
      <text:p text:style-name="P4">  delayMicroseconds(50);</text:p>
      <text:p text:style-name="P4"/>
      <text:p text:style-name="P4">}</text:p>
      <text:p text:style-name="P2"><text:span text:style-name="T3"/></text:p>
      <text:p text:style-name="P2"><text:span text:style-name="T3"/></text:p>
      <text:p text:style-name="P2"><text:span text:style-name="T3"/></text:p>
      <text:list text:style-name="L2">
        <text:list-item>
          <text:p text:style-name="P10">Maximum speed that can be achieved from the motor</text:p>
        </text:list-item>
      </text:list>
      <text:p text:style-name="P1">/<text:span text:style-name="T2">/ Define pin connections<text:line-break/>const int stepPin = 3;  // Step pin connected to Arduino digital pin 3 (PUL+)<text:line-break/>const int dirPin = 4;   // Direction pin connected to Arduino digital pin 4 (DIR+)<text:line-break/>const int enablePin = 5; // Enable pin connected to Arduino digital pin 5 (ENA+)<text:line-break/><text:line-break/>void setup() {<text:line-break/>  // Set the step, direction, and enable pins as outputs<text:line-break/>  pinMode(stepPin, OUTPUT);<text:line-break/>  pinMode(dirPin, OUTPUT);<text:line-break/>  pinMode(enablePin, OUTPUT);<text:line-break/><text:line-break/>  // Enable the stepper driver<text:line-break/>  digitalWrite(enablePin, LOW);  // Enable pin LOW (active low)<text:line-break/><text:line-break/>  // Initialize serial communication for monitoring (optional)<text:line-break/></text:span><text:soft-page-break/><text:span text:style-name="T2">  Serial.begin(9600);<text:line-break/>}<text:line-break/><text:line-break/>void loop() {<text:line-break/>  // Set the direction (CW or CCW)<text:line-break/>  digitalWrite(dirPin, HIGH);  // Set direction pin to HIGH for clockwise rotation<text:line-break/>  // digitalWrite(dirPin, LOW); // Uncomment for counter-clockwise rotation<text:line-break/>  //delay(1000);<text:line-break/>  // Send a pulse to the step pin to move the motor one step<text:line-break/>  digitalWrite(stepPin, HIGH);<text:line-break/>  delayMicroseconds(200);<text:line-break/>  // 200 is the max speed<text:line-break/>  // switch on and oiff the supply at the time of uploading code<text:line-break/>  digitalWrite(stepPin, LOW);<text:line-break/>  delayMicroseconds(200);<text:line-break/><text:line-break/>  // You can add additional steps here if needed</text:span></text:p>
      <text:p text:style-name="P1"/>
      <text:p text:style-name="P3">}</text:p>
      <text:p text:style-name="P3"/>
      <text:p text:style-name="P3"/>
      <text:p text:style-name="P3"/>
      <text:list text:style-name="L3">
        <text:list-item>
          <text:p text:style-name="P11">Controlling the stepper with a button in single direction (changeable) speed and acceleration can be altered anytime in the code</text:p>
        </text:list-item>
      </text:list>
      <text:p text:style-name="P5">#include &lt;AccelStepper.h&gt;</text:p>
      <text:p text:style-name="P5"/>
      <text:p text:style-name="P5">// Define stepper motor connections and other parameters</text:p>
      <text:p text:style-name="P5">#define DIR_PIN 8 <text:s/>// Direction pin</text:p>
      <text:p text:style-name="P5">#define STEP_PIN 9 // Step pin</text:p>
      <text:p text:style-name="P5">// Initialize the stepper motor object</text:p>
      <text:p text:style-name="P5">AccelStepper stepper(AccelStepper::DRIVER, STEP_PIN, DIR_PIN);</text:p>
      <text:p text:style-name="P5">// Push button pin</text:p>
      <text:p text:style-name="P5">#define BUTTON_PIN 2</text:p>
      <text:p text:style-name="P5">// Variables to store button state</text:p>
      <text:p text:style-name="P5">int buttonState = 0;</text:p>
      <text:p text:style-name="P5">int lastButtonState = 0;</text:p>
      <text:p text:style-name="P5"/>
      <text:p text:style-name="P5">void setup() {</text:p>
      <text:p text:style-name="P5"><text:s text:c="2"/>// Setup the button pin as input</text:p>
      <text:p text:style-name="P5"><text:soft-page-break/><text:s text:c="2"/>pinMode(BUTTON_PIN, INPUT_PULLUP); // Use internal pull-up resistor</text:p>
      <text:p text:style-name="P5"><text:s text:c="2"/>// Set initial speed and acceleration</text:p>
      <text:p text:style-name="P5"><text:s text:c="2"/>stepper.setMaxSpeed(1000000); // Set maximum speed</text:p>
      <text:p text:style-name="P5"><text:s text:c="2"/>stepper.setAcceleration(1000); // Set acceleration</text:p>
      <text:p text:style-name="P5"><text:s/></text:p>
      <text:p text:style-name="P5"><text:s text:c="2"/>// Begin serial communication (for debugging, optional)</text:p>
      <text:p text:style-name="P5"><text:s text:c="2"/>Serial.begin(9600);</text:p>
      <text:p text:style-name="P5">}</text:p>
      <text:p text:style-name="P5"/>
      <text:p text:style-name="P5">void loop() {</text:p>
      <text:p text:style-name="P5"><text:s text:c="2"/>// Read the push button input</text:p>
      <text:p text:style-name="P5"><text:s text:c="2"/>buttonState = digitalRead(BUTTON_PIN);</text:p>
      <text:p text:style-name="P5"><text:s text:c="2"/>// If the button state has changed</text:p>
      <text:p text:style-name="P5"><text:s text:c="2"/>if (buttonState != lastButtonState) {</text:p>
      <text:p text:style-name="P5"><text:s text:c="4"/>// Check if the button is pressed (buttonState is LOW when pressed due to INPUT_PULLUP)</text:p>
      <text:p text:style-name="P5"><text:s text:c="4"/>if (buttonState == LOW) {</text:p>
      <text:p text:style-name="P5"><text:s text:c="6"/>// Toggle motor direction by changing target position</text:p>
      <text:p text:style-name="P5"><text:s text:c="6"/>stepper.move(100000); // Move 1000 steps in the current direction</text:p>
      <text:p text:style-name="P5"><text:s text:c="4"/>}</text:p>
      <text:p text:style-name="P5"><text:s text:c="4"/>delay(100); // Debounce delay</text:p>
      <text:p text:style-name="P5"><text:s text:c="2"/>}</text:p>
      <text:p text:style-name="P5"/>
      <text:p text:style-name="P5"><text:s text:c="2"/>// Update the stepper motor</text:p>
      <text:p text:style-name="P5"><text:s text:c="2"/>stepper.run();</text:p>
      <text:p text:style-name="P5"><text:s text:c="2"/>// Store the current button state in the last button state variable</text:p>
      <text:p text:style-name="P5"><text:s text:c="2"/>lastButtonState = buttonState;</text:p>
      <text:p text:style-name="P5">}</text:p>
      <text:p text:style-name="P14"/>
      <text:p text:style-name="P14"/>
      <text:p text:style-name="P14"/>
      <text:p text:style-name="P14"/>
      <text:p text:style-name="P14"/>
      <text:list text:style-name="L5">
        <text:list-item>
          <text:p text:style-name="P8"><text:soft-page-break/><text:span text:style-name="T4">Final code</text:span></text:p>
        </text:list-item>
      </text:list>
      <text:p text:style-name="P14">#include &lt;AccelStepper.h&gt;</text:p>
      <text:p text:style-name="P14"/>
      <text:p text:style-name="P14">// Define stepper motor connections and other parameters</text:p>
      <text:p text:style-name="P14">#define PUL_PIN 12 // Direction pin</text:p>
      <text:p text:style-name="P14">#define DIR_PIN 13 // Step pin</text:p>
      <text:p text:style-name="P14"/>
      <text:p text:style-name="P14">// Initialize the stepper motor object</text:p>
      <text:p text:style-name="P14">AccelStepper stepper(AccelStepper::DRIVER, DIR_PIN, PUL_PIN);</text:p>
      <text:p text:style-name="P14"/>
      <text:p text:style-name="P14">// Push button pin</text:p>
      <text:p text:style-name="P14">#define BUTTON_PIN 4</text:p>
      <text:p text:style-name="P14">#define LIMIT_PIN 5</text:p>
      <text:p text:style-name="P14"/>
      <text:p text:style-name="P14">// Variables to store button state</text:p>
      <text:p text:style-name="P14">int buttonState = 0;</text:p>
      <text:p text:style-name="P14">int lastButtonState = 0;</text:p>
      <text:p text:style-name="P14"/>
      <text:p text:style-name="P14">int limitState = 0;</text:p>
      <text:p text:style-name="P14">int lastlimitState = 0;</text:p>
      <text:p text:style-name="P14"/>
      <text:p text:style-name="P14"/>
      <text:p text:style-name="P14">void setup() {</text:p>
      <text:p text:style-name="P14"><text:s text:c="2"/>// Setup the button pin as input</text:p>
      <text:p text:style-name="P14"><text:s text:c="2"/>pinMode(BUTTON_PIN, INPUT_PULLUP); // Use internal pull-up resistor</text:p>
      <text:p text:style-name="P14"><text:s text:c="2"/>pinMode(LIMIT_PIN, INPUT_PULLUP); // Use internal pull-up resistor</text:p>
      <text:p text:style-name="P14"><text:s/></text:p>
      <text:p text:style-name="P14"><text:s/></text:p>
      <text:p text:style-name="P14"><text:s text:c="2"/>// Set initial speed and acceleration</text:p>
      <text:p text:style-name="P14"><text:s text:c="2"/>stepper.setMaxSpeed(10000); // Set maximum speed</text:p>
      <text:p text:style-name="P14"><text:s text:c="2"/>stepper.setAcceleration(1000); // Set acceleration</text:p>
      <text:p text:style-name="P14"><text:s text:c="2"/>//stepper.setSpeed(100000);</text:p>
      <text:p text:style-name="P14"><text:soft-page-break/><text:s/></text:p>
      <text:p text:style-name="P14"><text:s text:c="2"/>// Begin serial communication (for debugging, optional)</text:p>
      <text:p text:style-name="P14"><text:s text:c="2"/>Serial.begin(9600);</text:p>
      <text:p text:style-name="P14">}</text:p>
      <text:p text:style-name="P14"/>
      <text:p text:style-name="P14">void loop() {</text:p>
      <text:p text:style-name="P14"><text:s text:c="2"/>// Read the push button input</text:p>
      <text:p text:style-name="P14"><text:s text:c="2"/>buttonState = digitalRead(BUTTON_PIN);</text:p>
      <text:p text:style-name="P14"/>
      <text:p text:style-name="P14"><text:s text:c="3"/>//stepper.runSpeed();</text:p>
      <text:p text:style-name="P14"/>
      <text:p text:style-name="P14"><text:s text:c="2"/>// If the button state has changed</text:p>
      <text:p text:style-name="P14"><text:s text:c="2"/>if (buttonState != lastButtonState) {</text:p>
      <text:p text:style-name="P14"><text:s text:c="4"/>// Check if the button is pressed (buttonState is LOW when pressed due to INPUT_PULLUP)</text:p>
      <text:p text:style-name="P14"><text:s text:c="4"/>if (buttonState == LOW) {</text:p>
      <text:p text:style-name="P14"><text:s text:c="6"/>// Toggle motor direction by changing target position</text:p>
      <text:p text:style-name="P14"><text:s text:c="6"/>//stepper.setSpeed(100000);</text:p>
      <text:p text:style-name="P14"><text:s text:c="6"/>stepper.move(1000); // Move 1000 steps in the current direction</text:p>
      <text:p text:style-name="P14"><text:s text:c="4"/>}</text:p>
      <text:p text:style-name="P14"><text:s text:c="4"/>delay(500); // Debounce delay</text:p>
      <text:p text:style-name="P14"><text:s text:c="2"/>}</text:p>
      <text:p text:style-name="P14"/>
      <text:p text:style-name="P14"><text:s text:c="2"/>limitState = digitalRead(LIMIT_PIN);</text:p>
      <text:p text:style-name="P14"><text:s text:c="2"/>// Read the push limit input</text:p>
      <text:p text:style-name="P14"><text:s text:c="2"/>if (limitState != lastlimitState) {</text:p>
      <text:p text:style-name="P14"><text:s text:c="4"/>// Check if the button is pressed (buttonState is LOW when pressed due to INPUT_PULLUP)</text:p>
      <text:p text:style-name="P14"><text:s text:c="4"/>if (limitState == LOW) {</text:p>
      <text:p text:style-name="P14"><text:s text:c="6"/>// Toggle motor direction by changing target position</text:p>
      <text:p text:style-name="P14"><text:s text:c="6"/>//stepper.setSpeed(-1000);</text:p>
      <text:p text:style-name="P14"><text:s text:c="6"/>stepper.move(-4000); // Move 1000 steps in the opposite direction</text:p>
      <text:p text:style-name="P14"><text:s text:c="4"/>}</text:p>
      <text:p text:style-name="P14"><text:s text:c="4"/>delay(500); // Debounce delay</text:p>
      <text:p text:style-name="P14"><text:soft-page-break/><text:s text:c="2"/>}</text:p>
      <text:p text:style-name="P14"/>
      <text:p text:style-name="P14"><text:s text:c="2"/>// Update the stepper motor</text:p>
      <text:p text:style-name="P14"><text:s text:c="2"/>stepper.run();</text:p>
      <text:p text:style-name="P14"><text:s/></text:p>
      <text:p text:style-name="P14"><text:s text:c="2"/>// Store the current button state in the last button state variable</text:p>
      <text:p text:style-name="P14"><text:s text:c="2"/>lastButtonState = buttonState;</text:p>
      <text:p text:style-name="P14"><text:s text:c="2"/>lastlimitState = limitState;</text:p>
      <text:p text:style-name="P14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6:35:12.500768067</meta:creation-date>
    <dc:date>2024-07-11T11:10:08.017921928</dc:date>
    <meta:editing-duration>PT4H32M12S</meta:editing-duration>
    <meta:editing-cycles>4</meta:editing-cycles>
    <meta:generator>LibreOffice/24.2.4.2$Linux_X86_64 LibreOffice_project/420$Build-2</meta:generator>
    <meta:document-statistic meta:table-count="0" meta:image-count="0" meta:object-count="0" meta:page-count="6" meta:paragraph-count="123" meta:word-count="703" meta:character-count="5076" meta:non-whitespace-character-count="4239"/>
  </office:meta>
</office:document-meta>
</file>